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Table15" style:family="table">
      <style:table-properties style:width="19.431cm" fo:margin-left="0.009cm" fo:margin-top="0cm" fo:margin-bottom="0cm" table:align="left" style:writing-mode="lr-tb"/>
    </style:style>
    <style:style style:name="Table15.A" style:family="table-column">
      <style:table-column-properties style:column-width="2.288cm"/>
    </style:style>
    <style:style style:name="Table15.B" style:family="table-column">
      <style:table-column-properties style:column-width="17.141cm"/>
    </style:style>
    <style:style style:name="Table15.1" style:family="table-row">
      <style:table-row-properties fo:keep-together="auto"/>
    </style:style>
    <style:style style:name="Table15.A1" style:family="table-cell">
      <style:table-cell-properties fo:padding-left="0.191cm" fo:padding-right="0.191cm" fo:padding-top="0cm" fo:padding-bottom="0cm" fo:border="0.5pt solid #000000" style:writing-mode="lr-tb"/>
    </style:style>
    <style:style style:name="Table16" style:family="table">
      <style:table-properties style:width="19.431cm" fo:margin-left="0.009cm" fo:margin-top="0cm" fo:margin-bottom="0cm" table:align="left" style:writing-mode="lr-tb"/>
    </style:style>
    <style:style style:name="Table16.A" style:family="table-column">
      <style:table-column-properties style:column-width="19.431cm"/>
    </style:style>
    <style:style style:name="Table16.1" style:family="table-row">
      <style:table-row-properties fo:keep-together="auto"/>
    </style:style>
    <style:style style:name="Table16.A1" style:family="table-cell">
      <style:table-cell-properties fo:padding-left="0.191cm" fo:padding-right="0.191cm" fo:padding-top="0cm" fo:padding-bottom="0cm" fo:border="0.5pt solid #000000" style:writing-mode="lr-tb"/>
    </style:style>
    <style:style style:name="Table18" style:family="table">
      <style:table-properties style:width="19.431cm" fo:margin-left="0.009cm" fo:margin-top="0cm" fo:margin-bottom="0cm" table:align="left" style:writing-mode="lr-tb"/>
    </style:style>
    <style:style style:name="Table18.A" style:family="table-column">
      <style:table-column-properties style:column-width="19.431cm"/>
    </style:style>
    <style:style style:name="Table18.1" style:family="table-row">
      <style:table-row-properties fo:keep-together="auto"/>
    </style:style>
    <style:style style:name="Table18.A1" style:family="table-cell">
      <style:table-cell-properties fo:padding-left="0.191cm" fo:padding-right="0.191cm" fo:padding-top="0cm" fo:padding-bottom="0cm" fo:border="0.5pt solid #000000" style:writing-mode="lr-tb"/>
    </style:style>
    <style:style style:name="Table17" style:family="table">
      <style:table-properties style:width="19.032cm" fo:margin-left="0.009cm" fo:margin-top="0cm" fo:margin-bottom="0cm" table:align="left" style:writing-mode="lr-tb"/>
    </style:style>
    <style:style style:name="Table17.A" style:family="table-column">
      <style:table-column-properties style:column-width="3.702cm"/>
    </style:style>
    <style:style style:name="Table17.B" style:family="table-column">
      <style:table-column-properties style:column-width="15.328cm"/>
    </style:style>
    <style:style style:name="Table17.1" style:family="table-row">
      <style:table-row-properties fo:keep-together="auto"/>
    </style:style>
    <style:style style:name="Table17.A1" style:family="table-cell">
      <style:table-cell-properties fo:padding-left="0.191cm" fo:padding-right="0.191cm" fo:padding-top="0cm" fo:padding-bottom="0cm" fo:border="0.5pt solid #000000" style:writing-mode="lr-tb"/>
    </style:style>
    <style:style style:name="Table17" style:family="table">
      <style:table-properties style:width="19.032cm" fo:margin-left="0.009cm" fo:margin-top="0cm" fo:margin-bottom="0cm" table:align="left" style:writing-mode="lr-tb"/>
    </style:style>
    <style:style style:name="Table17.A" style:family="table-column">
      <style:table-column-properties style:column-width="3.702cm"/>
    </style:style>
    <style:style style:name="Table17.B" style:family="table-column">
      <style:table-column-properties style:column-width="15.328cm"/>
    </style:style>
    <style:style style:name="Table17.1" style:family="table-row">
      <style:table-row-properties fo:keep-together="auto"/>
    </style:style>
    <style:style style:name="Table17.A1" style:family="table-cell">
      <style:table-cell-properties fo:padding-left="0.191cm" fo:padding-right="0.191cm" fo:padding-top="0cm" fo:padding-bottom="0cm" fo:border="0.5pt solid #000000" style:writing-mode="lr-tb"/>
    </style:style>
    <style:style style:name="P1" style:family="paragraph" style:parent-style-name="List_20_Paragraph" style:list-style-name="WWNum7">
      <style:paragraph-properties fo:margin-top="0cm" fo:margin-bottom="0cm" style:contextual-spacing="true" fo:text-align="start" style:justify-single-word="false" fo:orphans="2" fo:widows="2"/>
      <style:text-properties style:font-name="Times New Roman" fo:language="en" fo:country="US" officeooo:paragraph-rsid="0001fdee" style:letter-kerning="false" style:font-name-asian="Times New Roman1" style:language-asian="en" style:country-asian="US" style:font-name-complex="Times New Roman1" style:language-complex="ar" style:country-complex="SA"/>
    </style:style>
    <style:style style:name="P2" style:family="paragraph" style:parent-style-name="List_20_Paragraph" style:list-style-name="WWNum8">
      <style:paragraph-properties fo:margin-top="0cm" fo:margin-bottom="0cm" style:contextual-spacing="true" fo:text-align="start" style:justify-single-word="false" fo:orphans="2" fo:widows="2"/>
      <style:text-properties style:font-name="Times New Roman" fo:language="en" fo:country="US" officeooo:paragraph-rsid="0001fdee" style:letter-kerning="false" style:font-name-asian="Times New Roman1" style:language-asian="en" style:country-asian="US" style:font-name-complex="Times New Roman1" style:language-complex="ar" style:country-complex="SA"/>
    </style:style>
    <style:style style:name="P3" style:family="paragraph" style:parent-style-name="List_20_Paragraph" style:list-style-name="WWNum9">
      <style:paragraph-properties fo:margin-top="0cm" fo:margin-bottom="0cm" style:contextual-spacing="true" fo:text-align="start" style:justify-single-word="false" fo:orphans="2" fo:widows="2"/>
      <style:text-properties style:font-name="Times New Roman" fo:language="en" fo:country="US" officeooo:paragraph-rsid="0001fdee" style:letter-kerning="false" style:font-name-asian="Times New Roman1" style:language-asian="en" style:country-asian="US" style:font-name-complex="Times New Roman1" style:language-complex="ar" style:country-complex="SA"/>
    </style:style>
    <style:style style:name="P4" style:family="paragraph" style:parent-style-name="List_20_Paragraph" style:list-style-name="WWNum6">
      <style:paragraph-properties fo:margin-top="0cm" fo:margin-bottom="0cm" style:contextual-spacing="true" fo:text-align="start" style:justify-single-word="false" fo:orphans="2" fo:widows="2"/>
      <style:text-properties style:font-name="Times New Roman" fo:language="en" fo:country="US" officeooo:paragraph-rsid="0001fdee" style:letter-kerning="false" style:font-name-asian="Times New Roman1" style:language-asian="en" style:country-asian="US" style:font-name-complex="Times New Roman1" style:language-complex="ar" style:country-complex="SA"/>
    </style:style>
    <style:style style:name="P5" style:family="paragraph" style:parent-style-name="List_20_Paragraph">
      <style:paragraph-properties fo:margin-top="0cm" fo:margin-bottom="0cm" style:contextual-spacing="true" fo:text-align="start" style:justify-single-word="false" fo:orphans="2" fo:widows="2"/>
      <style:text-properties style:font-name="Times New Roman" fo:language="en" fo:country="US" officeooo:paragraph-rsid="0001fdee" style:letter-kerning="false" style:font-name-asian="Times New Roman1" style:language-asian="en" style:country-asian="US" style:font-name-complex="Times New Roman1" style:language-complex="ar" style:country-complex="SA"/>
    </style:style>
    <style:style style:name="P6" style:family="paragraph" style:parent-style-name="List_20_Paragraph" style:list-style-name="WWNum3">
      <style:text-properties officeooo:paragraph-rsid="0001fdee"/>
    </style:style>
    <style:style style:name="P7" style:family="paragraph" style:parent-style-name="List_20_Paragraph" style:list-style-name="WWNum1">
      <style:text-properties officeooo:paragraph-rsid="0001fdee"/>
    </style:style>
    <style:style style:name="P8" style:family="paragraph" style:parent-style-name="List_20_Paragraph" style:list-style-name="WWNum1">
      <style:text-properties style:font-name="Calibri" officeooo:paragraph-rsid="0001fdee" style:font-name-complex="Calibri2"/>
    </style:style>
    <style:style style:name="P9" style:family="paragraph" style:parent-style-name="Standard">
      <style:text-properties style:font-name="Calibri" officeooo:paragraph-rsid="0001fdee" style:font-name-complex="Calibri2"/>
    </style:style>
    <style:style style:name="P10" style:family="paragraph" style:parent-style-name="Standard">
      <style:paragraph-properties fo:margin-top="0cm" fo:margin-bottom="0cm" style:contextual-spacing="false" fo:text-align="start" style:justify-single-word="false" fo:orphans="2" fo:widows="2"/>
      <style:text-properties style:font-name="Calibri" fo:font-size="10pt" fo:language="en" fo:country="US" officeooo:paragraph-rsid="0001fdee" style:letter-kerning="false" style:font-name-asian="Times New Roman1" style:language-asian="en" style:country-asian="US" style:font-name-complex="Calibri2" style:language-complex="ar" style:country-complex="SA"/>
    </style:style>
    <style:style style:name="P11" style:family="paragraph" style:parent-style-name="Standard">
      <style:text-properties style:font-name="Calibri" officeooo:paragraph-rsid="0001fdee" style:font-name-complex="Tahoma" style:font-size-complex="10pt"/>
    </style:style>
    <style:style style:name="P12" style:family="paragraph" style:parent-style-name="Standard">
      <style:text-properties style:font-name="Calibri" fo:font-weight="bold" officeooo:paragraph-rsid="0001fdee" style:font-weight-asian="bold" style:font-name-complex="Calibri2"/>
    </style:style>
    <style:style style:name="P13" style:family="paragraph" style:parent-style-name="Standard" style:list-style-name="WWNum6">
      <style:paragraph-properties fo:margin-top="0cm" fo:margin-bottom="0cm" style:contextual-spacing="false" fo:text-align="start" style:justify-single-word="false" fo:orphans="2" fo:widows="2"/>
      <style:text-properties style:font-name="Times New Roman" fo:font-size="10pt" fo:language="en" fo:country="US" officeooo:paragraph-rsid="0001fdee" style:letter-kerning="false" style:font-name-asian="Times New Roman1" style:language-asian="en" style:country-asian="US" style:font-name-complex="Times New Roman1" style:language-complex="ar" style:country-complex="SA"/>
    </style:style>
    <style:style style:name="P14" style:family="paragraph" style:parent-style-name="Standard">
      <style:paragraph-properties fo:margin-top="0cm" fo:margin-bottom="0cm" style:contextual-spacing="false" fo:text-align="start" style:justify-single-word="false" fo:orphans="2" fo:widows="2"/>
      <style:text-properties style:font-name="Times New Roman" fo:font-size="10pt" fo:language="en" fo:country="US" officeooo:paragraph-rsid="0001fdee" style:letter-kerning="false" style:font-name-asian="Times New Roman1" style:language-asian="en" style:country-asian="US" style:font-name-complex="Times New Roman1" style:language-complex="ar" style:country-complex="SA"/>
    </style:style>
    <style:style style:name="P15" style:family="paragraph" style:parent-style-name="Standard">
      <style:text-properties officeooo:paragraph-rsid="0001fdee"/>
    </style:style>
    <style:style style:name="P16" style:family="paragraph">
      <loext:graphic-properties draw:fill="solid" draw:fill-color="#a0a0a0"/>
      <style:paragraph-properties fo:text-align="center"/>
    </style:style>
    <style:style style:name="T1" style:family="text">
      <style:text-properties style:font-name="Calibri" fo:font-weight="bold" style:font-weight-asian="bold" style:font-name-complex="Calibri2"/>
    </style:style>
    <style:style style:name="T2" style:family="text">
      <style:text-properties style:font-name="Calibri" style:font-name-complex="Calibri2"/>
    </style:style>
    <style:style style:name="T3" style:family="text">
      <style:text-properties style:font-name="Calibri" fo:font-size="13pt" style:font-size-asian="13pt" style:font-name-complex="Calibri2"/>
    </style:style>
    <style:style style:name="T4" style:family="text">
      <style:text-properties style:font-name="Calibri" style:font-name-complex="Tahoma" style:font-size-complex="10pt"/>
    </style:style>
    <style:style style:name="T5" style:family="text">
      <style:text-properties style:font-name="Calibri" fo:font-size="11pt" fo:font-style="italic" style:font-size-asian="11pt" style:font-style-asian="italic" style:font-name-complex="Calibri2"/>
    </style:style>
    <style:style style:name="T6" style:family="text">
      <style:text-properties style:font-name="Calibri" fo:font-style="italic" style:font-style-asian="italic" style:font-name-complex="Calibri2"/>
    </style:style>
    <style:style style:name="T7" style:family="text">
      <style:text-properties style:text-position="super 58%" style:font-name="Calibri" style:font-name-complex="Calibri2"/>
    </style:style>
    <style:style style:name="T8" style:family="text">
      <style:text-properties style:font-name="Calibri" fo:font-size="16pt" style:font-name-asian="F" style:font-size-asian="16pt" style:font-name-complex="Calibri2" style:font-size-complex="16pt"/>
    </style:style>
    <style:style style:name="gr1" style:family="graphic">
      <style:graphic-properties draw:stroke="none" svg:stroke-width="0cm" draw:fill="solid" draw:fill-color="#a0a0a0" draw:textarea-horizontal-align="center" draw:textarea-vertical-align="top" draw:auto-grow-height="false" loext:decorative="false" fo:margin-left="0cm" fo:margin-right="0cm" fo:margin-top="0cm" fo:margin-bottom="0cm" style:run-through="foreground" style:wrap="none" style:vertical-pos="top" style:vertical-rel="baseline"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loext:marker-style-name="T1"><text:span text:style-name="T1">MEMORIES FROM TIME POST CLASS X, &amp; CLASS XI</text:span></text:p>
      <text:p text:style-name="P15" loext:marker-style-name="T1"><text:span text:style-name="T1">YEAR: 2007</text:span></text:p>
      <text:p text:style-name="P15" loext:marker-style-name="T2"><text:span text:style-name="T2">The year 2007 was a year full of everything. It was after the end of class-tenth board exams that the real time started. There was love, friendship, girls, fights, joyous evenings, festivities, loneliness, fullness, ups and downs, you name the feeling, the state of mind, it was surely there along with its opposite.  The only thing, the one and only thing, which I can obviously see now, I regret about this time of my XI class is that during this time, looking at it overall, my life had gone downhill this year.</text:span></text:p>
      <text:p text:style-name="P9" loext:marker-style-name="T2"/>
      <table:table table:name="Table15" table:style-name="Table15">
        <table:table-column table:style-name="Table15.A"/>
        <table:table-column table:style-name="Table15.B"/>
        <table:table-row table:style-name="Table15.1">
          <table:table-cell table:style-name="Table15.A1" office:value-type="string">
            <text:p text:style-name="P14" loext:marker-style-name="T2"><text:span text:style-name="T2">Year 2007</text:span></text:p>
          </table:table-cell>
          <table:table-cell table:style-name="Table15.A1" office:value-type="string">
            <text:p text:style-name="P14" loext:marker-style-name="T8"><text:span text:style-name="T3">Class XI (2007-08) on the Timeline </text:span></text:p>
          </table:table-cell>
        </table:table-row>
        <table:table-row table:style-name="Table15.1">
          <table:table-cell table:style-name="Table15.A1" office:value-type="string">
            <text:p text:style-name="P10" loext:marker-style-name="T2"/>
          </table:table-cell>
          <table:table-cell table:style-name="Table15.A1" office:value-type="string">
            <text:p text:style-name="P14" loext:marker-style-name="T2"><text:span text:style-name="T2">My age as on 18-Dec-2007: 16, Sixteen</text:span></text:p>
          </table:table-cell>
        </table:table-row>
        <table:table-row table:style-name="Table15.1">
          <table:table-cell table:style-name="Table15.A1" office:value-type="string">
            <text:p text:style-name="P10" loext:marker-style-name="T2"/>
          </table:table-cell>
          <table:table-cell table:style-name="Table15.A1" office:value-type="string">
            <text:p text:style-name="P10" loext:marker-style-name="T2"/>
          </table:table-cell>
        </table:table-row>
        <table:table-row table:style-name="Table15.1">
          <table:table-cell table:style-name="Table15.A1" office:value-type="string">
            <text:p text:style-name="P14" loext:marker-style-name="T2"><text:span text:style-name="T2">January</text:span></text:p>
          </table:table-cell>
          <table:table-cell table:style-name="Table15.A1" office:value-type="string">
            <text:p text:style-name="P14" loext:marker-style-name="T2"><text:span text:style-name="T2">Rekha buaji was here; went by, I guess, 13-Jan</text:span></text:p>
          </table:table-cell>
        </table:table-row>
        <table:table-row table:style-name="Table15.1">
          <table:table-cell table:style-name="Table15.A1" office:value-type="string">
            <text:p text:style-name="P14" loext:marker-style-name="T2"><text:span text:style-name="T2">February</text:span></text:p>
          </table:table-cell>
          <table:table-cell table:style-name="Table15.A1" office:value-type="string">
            <text:p text:style-name="P14" loext:marker-style-name="T2"><text:span text:style-name="T2">Preparation for board exams</text:span></text:p>
          </table:table-cell>
        </table:table-row>
        <table:table-row table:style-name="Table15.1">
          <table:table-cell table:style-name="Table15.A1" office:value-type="string">
            <text:p text:style-name="P14" loext:marker-style-name="T2"><text:span text:style-name="T2">March</text:span></text:p>
          </table:table-cell>
          <table:table-cell table:style-name="Table15.A1" office:value-type="string">
            <text:p text:style-name="P14" loext:marker-style-name="T2"><text:span text:style-name="T2">Boards</text:span></text:p>
          </table:table-cell>
        </table:table-row>
        <table:table-row table:style-name="Table15.1">
          <table:table-cell table:style-name="Table15.A1" office:value-type="string">
            <text:p text:style-name="P10" loext:marker-style-name="T2"/>
          </table:table-cell>
          <table:table-cell table:style-name="Table15.A1" office:value-type="string">
            <text:p text:style-name="P10" loext:marker-style-name="T2"/>
          </table:table-cell>
        </table:table-row>
        <table:table-row table:style-name="Table15.1">
          <table:table-cell table:style-name="Table15.A1" office:value-type="string">
            <text:p text:style-name="P14" loext:marker-style-name="T2"><text:span text:style-name="T2">April</text:span></text:p>
          </table:table-cell>
          <table:table-cell table:style-name="Table15.A1" office:value-type="string">
            <text:list text:style-name="WWNum7">
              <text:list-item>
                <text:p text:style-name="P1" loext:marker-style-name="T2"><text:span text:style-name="T2">3 months vacations after exams</text:span></text:p>
              </text:list-item>
            </text:list>
          </table:table-cell>
        </table:table-row>
        <table:table-row table:style-name="Table15.1">
          <table:table-cell table:style-name="Table15.A1" office:value-type="string">
            <text:p text:style-name="P14" loext:marker-style-name="T2"><text:span text:style-name="T2">May</text:span></text:p>
          </table:table-cell>
          <table:table-cell table:style-name="Table15.A1" office:value-type="string">
            <text:list text:continue-numbering="true" text:style-name="WWNum7">
              <text:list-item>
                <text:p text:style-name="P1" loext:marker-style-name="T2"><text:span text:style-name="T2">Badi buaji’s house, internet, music, chatting, going after Sonal, in Ankur’s company</text:span></text:p>
              </text:list-item>
            </text:list>
          </table:table-cell>
        </table:table-row>
        <table:table-row table:style-name="Table15.1">
          <table:table-cell table:style-name="Table15.A1" office:value-type="string">
            <text:p text:style-name="P14" loext:marker-style-name="T2"><text:span text:style-name="T2">June</text:span></text:p>
          </table:table-cell>
          <table:table-cell table:style-name="Table15.A1" office:value-type="string">
            <text:list text:continue-numbering="true" text:style-name="WWNum7">
              <text:list-item>
                <text:p text:style-name="P1" loext:marker-style-name="T2"><text:span text:style-name="T2">Online-hooking-with-Sonal, soccer, cricket (life in Manu)</text:span></text:p>
              </text:list-item>
            </text:list>
          </table:table-cell>
        </table:table-row>
        <table:table-row table:style-name="Table15.1">
          <table:table-cell table:style-name="Table15.A1" office:value-type="string">
            <text:p text:style-name="P10" loext:marker-style-name="T2"/>
          </table:table-cell>
          <table:table-cell table:style-name="Table15.A1" office:value-type="string">
            <text:list text:continue-numbering="true" text:style-name="WWNum7">
              <text:list-item>
                <text:p text:style-name="P1" loext:marker-style-name="T2"><text:span text:style-name="T2">Lost my watch, which Rekha buaji had given for me 5 years back but amma gave it to me last month. It had happened in the mid of May, soon after I had come back from badi buaji’s house.</text:span></text:p>
              </text:list-item>
            </text:list>
            <text:p text:style-name="P5" loext:marker-style-name="T2"><text:span text:style-name="T2">I wore that watch all the time; it had metallic straps with golden shine, and pearly-silver dial. It was a very sexy watch. One evening I wore it outside, I used to goal-keep while playing with the bigger age-group guys of the colony. In the little plantation area behind the goal, I had gone over to get the ball from there, and soon after, I noticed the missing watch.</text:span></text:p>
          </table:table-cell>
        </table:table-row>
        <table:table-row table:style-name="Table15.1">
          <table:table-cell table:style-name="Table15.A1" office:value-type="string">
            <text:p text:style-name="P10" loext:marker-style-name="T2"/>
          </table:table-cell>
          <table:table-cell table:style-name="Table15.A1" office:value-type="string">
            <text:list text:continue-numbering="true" text:style-name="WWNum7">
              <text:list-item>
                <text:p text:style-name="P1" loext:marker-style-name="T2"><text:span text:style-name="T2">Lakshya Lahoti used to get ragged by us, Amogh, me and the others. One evening, it went on to become too much, we had pushed him, thrown him against a car in the parking, kicked him, and punched him. The children would make laughing sound when hit below their level of bearing, we achieved of the feet of making him crying. It had to happen once we decided, sooner or later. He came with his mother to my house to complain but I wasn’t available, and on the next evening, she had come down to talk to me once.</text:span></text:p>
              </text:list-item>
            </text:list>
          </table:table-cell>
        </table:table-row>
        <table:table-row table:style-name="Table15.1">
          <table:table-cell table:style-name="Table15.A1" office:value-type="string">
            <text:p text:style-name="P10" loext:marker-style-name="T2"/>
          </table:table-cell>
          <table:table-cell table:style-name="Table15.A1" office:value-type="string">
            <text:list text:continue-numbering="true" text:style-name="WWNum7">
              <text:list-item>
                <text:p text:style-name="P1" loext:marker-style-name="T2"><text:span text:style-name="T2">Results are declared in the last week of May; I scored 85 percentage marks in the Board exams, got promoted to Eleventh and chose the Science stream (PCM with C++ Programming).</text:span></text:p>
              </text:list-item>
            </text:list>
          </table:table-cell>
        </table:table-row>
        <table:table-row table:style-name="Table15.1">
          <table:table-cell table:style-name="Table15.A1" office:value-type="string">
            <text:p text:style-name="P10" loext:marker-style-name="T2"/>
          </table:table-cell>
          <table:table-cell table:style-name="Table15.A1" office:value-type="string">
            <text:p text:style-name="P10" loext:marker-style-name="T2"/>
          </table:table-cell>
        </table:table-row>
        <table:table-row table:style-name="Table15.1">
          <table:table-cell table:style-name="Table15.A1" office:value-type="string">
            <text:p text:style-name="P14" loext:marker-style-name="T2"><text:span text:style-name="T2">July</text:span></text:p>
          </table:table-cell>
          <table:table-cell table:style-name="Table15.A1" office:value-type="string">
            <text:list text:style-name="WWNum8">
              <text:list-item>
                <text:p text:style-name="P2" loext:marker-style-name="T2"><text:span text:style-name="T2">Soccer, bond-bond-activities (knocking on random doors and running, flipping out the dustbins outside people’s houses, knocking on the windows of the ground floor houses, breaking the window-panes using stones of other neighbor societies, etc), </text:span></text:p>
              </text:list-item>
            </text:list>
          </table:table-cell>
        </table:table-row>
        <table:table-row table:style-name="Table15.1">
          <table:table-cell table:style-name="Table15.A1" office:value-type="string">
            <text:p text:style-name="P14" loext:marker-style-name="T2"><text:span text:style-name="T2">August</text:span></text:p>
          </table:table-cell>
          <table:table-cell table:style-name="Table15.A1" office:value-type="string">
            <text:list text:continue-numbering="true" text:style-name="WWNum8">
              <text:list-item>
                <text:p text:style-name="P2" loext:marker-style-name="T2"><text:span text:style-name="T2">Wasting time in watching out for Sonal at the time when her bus would return, and also in the evening.</text:span></text:p>
              </text:list-item>
            </text:list>
          </table:table-cell>
        </table:table-row>
        <table:table-row table:style-name="Table15.1">
          <table:table-cell table:style-name="Table15.A1" office:value-type="string">
            <text:p text:style-name="P14" loext:marker-style-name="T2"><text:span text:style-name="T2">September</text:span></text:p>
          </table:table-cell>
          <table:table-cell table:style-name="Table15.A1" office:value-type="string">
            <text:list text:continue-numbering="true" text:style-name="WWNum8">
              <text:list-item>
                <text:p text:style-name="P2" loext:marker-style-name="T2"><text:span text:style-name="T2">Re-shuffling of students to divide them on the basis of their streams (A, B for PCB along with Math or Economics, and C, D and E for PCM with Computer Science, Economics, and Physical Education, the later sections F, G were for Commerce, and H was for Humanities).</text:span></text:p>
              </text:list-item>
              <text:list-item>
                <text:p text:style-name="P2" loext:marker-style-name="T2"><text:span text:style-name="T2">struggle at school, difficult subjects all together, and descriptively poor results, </text:span></text:p>
              </text:list-item>
              <text:list-item>
                <text:p text:style-name="P2" loext:marker-style-name="T2"><text:soft-page-break/><text:span text:style-name="T2">Difficulty in making friends at school; never got to mix easily in new crowd, just as it had happened in 9</text:span><text:span text:style-name="T7">th</text:span><text:span text:style-name="T2">. Puneet Jain was one of the only acquaintances in the new class at the beginning of the new academic year. <text:s/></text:span></text:p>
              </text:list-item>
            </text:list>
          </table:table-cell>
        </table:table-row>
        <table:table-row table:style-name="Table15.1">
          <table:table-cell table:style-name="Table15.A1" office:value-type="string">
            <text:p text:style-name="P10" loext:marker-style-name="T2"/>
          </table:table-cell>
          <table:table-cell table:style-name="Table15.A1" office:value-type="string">
            <text:p text:style-name="P10" loext:marker-style-name="T2"/>
          </table:table-cell>
        </table:table-row>
        <table:table-row table:style-name="Table15.1">
          <table:table-cell table:style-name="Table15.A1" office:value-type="string">
            <text:p text:style-name="P14" loext:marker-style-name="T2"><text:span text:style-name="T2">October</text:span></text:p>
          </table:table-cell>
          <table:table-cell table:style-name="Table15.A1" office:value-type="string">
            <text:list text:style-name="WWNum9">
              <text:list-item>
                <text:p text:style-name="P3" loext:marker-style-name="T2"><text:span text:style-name="T2">table tennis like never before or after</text:span></text:p>
              </text:list-item>
            </text:list>
          </table:table-cell>
        </table:table-row>
        <table:table-row table:style-name="Table15.1">
          <table:table-cell table:style-name="Table15.A1" office:value-type="string">
            <text:p text:style-name="P14" loext:marker-style-name="T2"><text:span text:style-name="T2">November</text:span></text:p>
          </table:table-cell>
          <table:table-cell table:style-name="Table15.A1" office:value-type="string">
            <text:list text:continue-numbering="true" text:style-name="WWNum9">
              <text:list-item>
                <text:p text:style-name="P3" loext:marker-style-name="T2"><text:span text:style-name="T2">Sonal, Dimpi, Srishti, and my friends Appu, Kunal, Patti, etc</text:span></text:p>
              </text:list-item>
              <text:list-item>
                <text:p text:style-name="P3" loext:marker-style-name="T2"><text:span text:style-name="T2">Ballu (Abhishek), Raja, Ralli, Bharat</text:span></text:p>
              </text:list-item>
              <text:list-item>
                <text:p text:style-name="P3" loext:marker-style-name="T2"><text:span text:style-name="T2">Prabhav and also started the playing the game</text:span></text:p>
              </text:list-item>
            </text:list>
          </table:table-cell>
        </table:table-row>
        <table:table-row table:style-name="Table15.1">
          <table:table-cell table:style-name="Table15.A1" office:value-type="string">
            <text:p text:style-name="P14" loext:marker-style-name="T2"><text:span text:style-name="T2">December</text:span></text:p>
          </table:table-cell>
          <table:table-cell table:style-name="Table15.A1" office:value-type="string">
            <text:list text:continue-numbering="true" text:style-name="WWNum9">
              <text:list-item>
                <text:p text:style-name="P3" loext:marker-style-name="T2"><text:span text:style-name="T2">Diwali Fest, long evenings outside, movies,</text:span></text:p>
              </text:list-item>
              <text:list-item>
                <text:p text:style-name="P3" loext:marker-style-name="T2"><text:span text:style-name="T2">Third assessment at school (25 marks)</text:span></text:p>
              </text:list-item>
            </text:list>
          </table:table-cell>
        </table:table-row>
        <table:table-row table:style-name="Table15.1">
          <table:table-cell table:style-name="Table15.A1" office:value-type="string">
            <text:p text:style-name="P14" loext:marker-style-name="T2"><text:span text:style-name="T2">Random</text:span></text:p>
          </table:table-cell>
          <table:table-cell table:style-name="Table15.A1" office:value-type="string">
            <text:p text:style-name="P14" loext:marker-style-name="T2"><text:span text:style-name="T2">The curly circles and enclosures around every expression and equation in the ‘Permutations and Combinations’ chapter in Math book show how much I was trying to rote the chapter without getting a conceptual understanding of the topic.</text:span></text:p>
          </table:table-cell>
        </table:table-row>
      </table:table>
      <text:p text:style-name="P9" loext:marker-style-name="T2"/>
      <text:p text:style-name="P15" loext:marker-style-name="T2"><text:span text:style-name="T2">Anushka was born on 30 Jan, 2007. Parallel Events, Events-Before, and Events-After:</text:span></text:p>
      <text:list text:style-name="WWNum3">
        <text:list-item>
          <text:p text:style-name="P6" loext:marker-style-name="T2"><text:span text:style-name="T2">Rekha buaji had visited us in the winters of 2006, lasting for a month into the first week of January, 2007. One day Manju buaji was here (at Manu Apartment) to see Rekha buaji and the kids. Around in the evening, it was about the time that Manju buaji wished to go. Rekha buaji pushed her to eat something, Manju buaji was not in the mood. Rekha buaji is dominant, and in case of Manju buaji and Rekha buaji, Rekha buaji doesn’t even have to make an effort, but not this time. The two were into verbal fit. Manju buaji didn’t give it up to Rekha buaji this one time. </text:span></text:p>
        </text:list-item>
      </text:list>
      <text:p text:style-name="P15" loext:marker-style-name="T2"><text:span text:style-name="T2">Rekha buaji had been wishing that Manju buaji gives birth to a boy this time. Manju buaji could have done nothing in that direction. What gave the situation new heights, were those understandable words of Rekha buaji, “never talk to me if it comes out to be a girl”. Manju buaji was quick to reply, "Don’t talk, fine by me!" Blame it on the mood swings during pregnancy, amma and the family had settled both the buaji there and then. Sisters fight and make up, that was it. </text:span></text:p>
      <text:p text:style-name="P15" loext:marker-style-name="T2"><text:span text:style-name="T2">Just about a month later, Anushka was born at 0200 hours on the 30</text:span><text:span text:style-name="T7">th</text:span><text:span text:style-name="T2"> January. </text:span></text:p>
      <text:p text:style-name="P9" loext:marker-style-name="T2"/>
      <text:list text:style-name="WWNum1">
        <text:list-item>
          <text:p text:style-name="P7" loext:marker-style-name="T2"><text:span text:style-name="T2">TENTH</text:span></text:p>
        </text:list-item>
      </text:list>
      <text:p text:style-name="P15" loext:marker-style-name="T2"><text:span text:style-name="T2">This Akon song “I want to fuck you” released in late (December) 2006 was one of my favorite and in the evenings of 2007 when I’d go out to play with Rishi, Ralli and all. Rishi and Nitish (Gulati) would make me sing this song for them, as if they liked it. Now I know that is ragging, but I used to like it to be doing something for these people. </text:span></text:p>
      <table:table table:name="Table16" table:style-name="Table16">
        <table:table-column table:style-name="Table16.A"/>
        <table:table-row table:style-name="Table16.1">
          <table:table-cell table:style-name="Table16.A1" office:value-type="string">
            <text:p text:style-name="P14" loext:marker-style-name="T2"><text:span text:style-name="T2">Mother Rishabh Jain from A2 – this family of two had just then shifted here. One evening, while I was on the railing before B1 with other friends, the sick looking working class-woman came over to ask for tenth class textbooks.</text:span></text:p>
            <text:p text:style-name="P14" loext:marker-style-name="T2"><text:span text:style-name="T2">I was in tenth myself so I couldn’t have helped so she asked if I happened to know anyone who could give his tenth class books, and then she left. This act of his mother somewhat stood stuck in my head. She was stupid looking and was always poorly dressed in tasteless dull brownish colors, that somewhat matched with her dirty-brown complexion and face-marks.</text:span></text:p>
            <text:p text:style-name="P14" loext:marker-style-name="T2"><text:span text:style-name="T2">This guy Rishabh turned out to be computer-science student like me, years later as I got to know him in my final semester.</text:span></text:p>
          </table:table-cell>
        </table:table-row>
      </table:table>
      <text:p text:style-name="P9" loext:marker-style-name="T2"/>
      <text:list xml:id="list143830418889891" text:continue-numbering="true" text:style-name="WWNum1">
        <text:list-item>
          <text:p text:style-name="P8" loext:marker-style-name="T2"/>
        </text:list-item>
      </text:list>
      <text:p text:style-name="P15" loext:marker-style-name="T2"><text:span text:style-name="T2">It was around the end of summers (June-July) in the year 2007. Pranav, Hardik, and I were taking rounds after the evening sport. The weather was good just as it is now. Evenings of summers never feel hot, no matter what, we have to go out and we have to play. The monsoons reach Delhi in a week around this time and so was the time of beginning of new session. I was going to be in my new class by the end the summers. That evening there were a couple of girls roaming in the society. Hardik </text:span><text:soft-page-break/><text:span text:style-name="T2">knew one of them as she was in the same school as his. He also knew that she lived in Noida. We started screaming, sorry; I started screaming “NODA, NODA.” It wasn’t enough to seek their attention, Hardik too joined in and after we had encountered them good number of times they learned of us. We pointed to ask them how were they present in the society and roaming at this hour. It was close to 2030. They sarcastically denied of a place of their own and I screamed to call them to my place as were enough rooms to accommodate them. They were gone after this, and were back soon with their brothers. They lived in B-138. I knew this guy who was the host of these girls’ family. As we sat on one of those benches (the one aligned with the side in front of the swings) to rest for a while before going back home. There were two boys with those girls under the pole on the passage near C-block. They sat on the concrete structure there. Soon there was another guy, the host. He along with others came to us and confirmed from the girls that it was us who had done the misbehavior. The guy had come to threaten us, but I showed stiffness in attitude to take his message while going around the topic to neutralize our fault instead of accepting it. He asked me the school I was going to. He was also an Ahlconite I learned that evening. He named a few bad guys I may have been standing in the name of, but I knew no one, only by name. Loveneesh, he had called out and betted on. Loveneesh had made a name for himself as the bad guy of Ahlcon, the hitman. I never let this guy know that I was in no contact with Loveneesh; I just enjoyed the advantage of having gone to his school. We were hurt by this guy and we took them lightly until long time. We continued to sit with these guys on the passage opposite to one closer to our homes. It didn’t bother us to have them making it sure that we didn’t leave, or we just didn’t know what their intensions were. They called another guy, a bigger, fatter, and healthier guy than the guy I had just talked to. The other brothers were like thin and sissy looking. This new entry was their last move. He came from the first passage leading to us and jumped onto me without having given much attention to Hardik and Pranav. He didn’t even bother to have a chat with his friends before jumping onto us. He told his friends to keep a check on Hardik and Pranav that they don’t run while we laid me on the bench holding me from my collar. That was his way of talking. We were now standing under lamp post as he was recognizing our faces Pranav came forward to interrupt while he was still having a great time with me. Pranav said to the shock of everybody, “Brother, is it nine yet?” These people jerked him off and then Pranav told them that his mother should probably beat him if gets late than 2100. That was amazing, seriously amazing, we guys still laugh on that betraying act of this asshole. He dragged us out of the park. Near the motor room and plants by the passage, he threatened us of taking us to our parents; he had raised hand once or twice. The host guy was trying to take a chance from behind this new dude. They let us off after ruffling up us both mentally and physically though they didn’t hurt us to leave a physical mark.</text:span></text:p>
      <text:p text:style-name="P15" loext:marker-style-name="T2"><draw:rect text:anchor-type="as-char" draw:z-index="0" draw:style-name="gr1" draw:text-style-name="P16" svg:width="19.051cm" svg:height="0.054cm"><text:p/></draw:rect></text:p>
      <text:p text:style-name="P9" loext:marker-style-name="T2"/>
      <table:table table:name="Table18" table:style-name="Table18">
        <table:table-column table:style-name="Table18.A"/>
        <table:table-row table:style-name="Table18.1">
          <table:table-cell table:style-name="Table18.A1" office:value-type="string">
            <text:p text:style-name="P14" loext:marker-style-name="T2"><text:span text:style-name="T2">For class XI, 2007</text:span></text:p>
            <text:p text:style-name="P10" loext:marker-style-name="T2"/>
            <table:table table:name="Table17" table:style-name="Table17">
              <table:table-column table:style-name="Table17.A"/>
              <table:table-column table:style-name="Table17.B"/>
              <table:table-row table:style-name="Table17.1">
                <table:table-cell table:style-name="Table17.A1" office:value-type="string">
                  <text:p text:style-name="P14" loext:marker-style-name="T2"><text:span text:style-name="T2">Subject</text:span></text:p>
                </table:table-cell>
                <table:table-cell table:style-name="Table17.A1" office:value-type="string">
                  <text:p text:style-name="P14" loext:marker-style-name="T2"><text:span text:style-name="T2">Teacher</text:span></text:p>
                </table:table-cell>
              </table:table-row>
              <table:table-row table:style-name="Table17.1">
                <table:table-cell table:style-name="Table17.A1" office:value-type="string">
                  <text:p text:style-name="P10" loext:marker-style-name="T2"/>
                </table:table-cell>
                <table:table-cell table:style-name="Table17.A1" office:value-type="string">
                  <text:p text:style-name="P10" loext:marker-style-name="T2"/>
                </table:table-cell>
              </table:table-row>
              <table:table-row table:style-name="Table17.1">
                <table:table-cell table:style-name="Table17.A1" office:value-type="string">
                  <text:p text:style-name="P14" loext:marker-style-name="T2"><text:span text:style-name="T2">English</text:span></text:p>
                </table:table-cell>
                <table:table-cell table:style-name="Table17.A1" office:value-type="string">
                  <text:p text:style-name="P14" loext:marker-style-name="T2"><text:span text:style-name="T2">Neeta Agarwal</text:span></text:p>
                </table:table-cell>
              </table:table-row>
              <table:table-row table:style-name="Table17.1">
                <table:table-cell table:style-name="Table17.A1" office:value-type="string">
                  <text:p text:style-name="P14" loext:marker-style-name="T2"><text:span text:style-name="T2">Physics</text:span></text:p>
                </table:table-cell>
                <table:table-cell table:style-name="Table17.A1" office:value-type="string">
                  <text:p text:style-name="P14" loext:marker-style-name="T2"><text:span text:style-name="T2">Prashant (from NARAYANA coaching institute) <text:line-break/>He was short, brown and Bihari. His face was like bong-head.</text:span></text:p>
                  <text:p text:style-name="P14" loext:marker-style-name="T2"><text:span text:style-name="T2">Asked me superposition principle in XI class viva for phy-practical. (Naveen was also there and for him this question was nothing but a joke)</text:span></text:p>
                </table:table-cell>
              </table:table-row>
              <table:table-row table:style-name="Table17.1">
                <table:table-cell table:style-name="Table17.A1" office:value-type="string">
                  <text:p text:style-name="P14" loext:marker-style-name="T2"><text:span text:style-name="T2">Chemistry</text:span></text:p>
                </table:table-cell>
                <table:table-cell table:style-name="Table17.A1" office:value-type="string">
                  <text:p text:style-name="P14" loext:marker-style-name="T2"><text:span text:style-name="T2">Dr. Sunita Ramrakhiani (Ramlakhiani)</text:span></text:p>
                </table:table-cell>
              </table:table-row>
              <table:table-row table:style-name="Table17.1">
                <table:table-cell table:style-name="Table17.A1" office:value-type="string">
                  <text:p text:style-name="P14" loext:marker-style-name="T2"><text:span text:style-name="T2">Mathematics</text:span></text:p>
                </table:table-cell>
                <table:table-cell table:style-name="Table17.A1" office:value-type="string">
                  <text:p text:style-name="P14" loext:marker-style-name="T2"><text:span text:style-name="T2">Deepti Sharma</text:span></text:p>
                </table:table-cell>
              </table:table-row>
              <table:table-row table:style-name="Table17.1">
                <table:table-cell table:style-name="Table17.A1" office:value-type="string">
                  <text:p text:style-name="P14" loext:marker-style-name="T2"><text:span text:style-name="T2">Computer Sc. (C++)</text:span></text:p>
                </table:table-cell>
                <table:table-cell table:style-name="Table17.A1" office:value-type="string">
                  <text:p text:style-name="P14" loext:marker-style-name="T2"><text:span text:style-name="T2">Jagdish Devrani</text:span></text:p>
                </table:table-cell>
              </table:table-row>
              <table:table-row table:style-name="Table17.1">
                <table:table-cell table:style-name="Table17.A1" office:value-type="string">
                  <text:p text:style-name="P14" loext:marker-style-name="T2"><text:span text:style-name="T2">Dramatics (SUPW)</text:span></text:p>
                </table:table-cell>
                <table:table-cell table:style-name="Table17.A1" office:value-type="string">
                  <text:p text:style-name="P10" loext:marker-style-name="T2"/>
                </table:table-cell>
              </table:table-row>
            </table:table>
            <text:p text:style-name="P10" loext:marker-style-name="T2"/>
            <text:list text:style-name="WWNum6">
              <text:list-item>
                <text:p text:style-name="P13" loext:marker-style-name="T2"><text:soft-page-break/><text:span text:style-name="T2">I left my tuition classes at Navbharat-Times apartments around some time close to my half-yearly exams, i.e., second assessment. My act was just a chain-reaction after both Kritika and Asmita had left him after the X class boards.</text:span></text:p>
              </text:list-item>
              <text:list-item>
                <text:p text:style-name="P13" loext:marker-style-name="T2"><text:span text:style-name="T2">My class XI was complete with new people. Yeah, I knew many people but just as another face at school. Naveen, Shubham, Anindya and Rahul etc, were the only people I had wished to be friends with initially.</text:span></text:p>
              </text:list-item>
              <text:list-item>
                <text:p text:style-name="P13" loext:marker-style-name="T2"><text:span text:style-name="T2">Since I never made close friends, people who were from VII and VIII standard, were also quite like new to me, like Rahul, Anindya.</text:span></text:p>
              </text:list-item>
              <text:list-item>
                <text:p text:style-name="P13" loext:marker-style-name="T2"><text:span text:style-name="T2">I don’t know how fell for a girl who had one or two finger long stiff hair on her chin, and she was white as snow, fat as, maybe weighted like 60 KGs, I guess, and was pretty much studious.</text:span></text:p>
              </text:list-item>
              <text:list-item>
                <text:p text:style-name="P13" loext:marker-style-name="T2"><text:span text:style-name="T2">I forced myself to be partner of one of her friends Sanika, who was called chimpanzee by Tanmay Krishna.</text:span></text:p>
              </text:list-item>
              <text:list-item>
                <text:p text:style-name="P13" loext:marker-style-name="T2"><text:span text:style-name="T2">JD sir was a disaster. He generally used to taunt for poor way of presenting myself and various other things which can be easily counted. First, tie, which I told him, was torn when entangled in cycle chain. Second, ID, which was supposed to worn like dog-ring all the time in the neck, according to him. Third, for coming late, oh that was my everyday habit, never got rid of it. Fourth, poor marks in his subject.</text:span></text:p>
              </text:list-item>
              <text:list-item>
                <text:p text:style-name="P13" loext:marker-style-name="T2"><text:span text:style-name="T2">Sunita ma’am would be unhappy for I would use single pages, and not notebook for taking down notes in her period. And also, for coming late.</text:span></text:p>
              </text:list-item>
              <text:list-item>
                <text:p text:style-name="P13" loext:marker-style-name="T2"><text:span text:style-name="T2">Deepti ma’am would be unhappy because I wouldn’t take her subject seriously and get fewer marks, late checking of notebooks.</text:span></text:p>
              </text:list-item>
              <text:list-item>
                <text:p text:style-name="P13" loext:marker-style-name="T2"><text:span text:style-name="T2">The first time Deepti ma’am asked for homework. I had written a note at the end of the incomplete work, “Other questions have been done in the other register.” Since I had done some questions in the class work as a mistake, there was no point that I was going to repeat them in the homework register again.</text:span></text:p>
              </text:list-item>
              <text:list-item>
                <text:p text:style-name="P13" loext:marker-style-name="T2"><text:span text:style-name="T4">Those oily locks of hair were thought to be gelled and I was famous for this. Sunita Ramrakhiani ma’am, Jagdish sir had given them a notice before the class quite a number of times. The first thing that people would notice about me were my uncombed, poorly managed, or whatever negative adjective you might use to point to dirty, unwashed hair. My hair were unique, they used to looked like jelled on the days when I would fill them up with oil in the morning and then run water from them by bringing my head under the tap, resulting in the envious shining locks of hair. Once in XI class, JD sir called me to his table after attendance one morning, and pointed to my hair and asked what it is that I have put in my hair. It wasn’t a serious situation, he was smiling and in good mood. Before I could say anything from the corner on the right at the back, where Naveen, Anindya, Shubham and other used to sit, screams came, “he uses gel, it is gel.” <text:s/>It wasn’t gel; I didn’t even how it looks when you apply gel to your hair. Sir showed interest, “which gel is it,” I smiled back and said, “it is not gel, it is wax, hair wax, makes your hair look fuller”. I had read it in the Sunday magazine, and I thought maybe saying something that these guys don’t know yet would make me feel higher, and he let me go to my seat then.</text:span></text:p>
              </text:list-item>
              <text:list-item>
                <text:p text:style-name="P4" loext:marker-style-name="T2"><text:span text:style-name="T2">Anindya had his own way boasting and saying about the things that he liked. I compared this quality of saying all in praise of a thing to that with of Manju-buaji, she too use heavy and specific Hindi words to make the thing/object/actor of taste look like one and only for her. One such thing was a 2008 song “JUDAI from the romantic-action-thriller movie JANNAT” that he had heard one morning before coming to school and then was saying about it in the morning that day.</text:span></text:p>
              </text:list-item>
            </text:list>
          </table:table-cell>
        </table:table-row>
      </table:table>
      <text:p text:style-name="P9" loext:marker-style-name="T2"/>
      <text:list text:continue-list="list143830418889891" text:style-name="WWNum1">
        <text:list-item>
          <text:p text:style-name="P8" loext:marker-style-name="T2"/>
        </text:list-item>
      </text:list>
      <text:p text:style-name="P15" loext:marker-style-name="T2"><text:span text:style-name="T2">Space science was interesting, space science is interesting, and space science will continue to be interesting, no matter what the depth of our knowledge be. It is the dream stream of every kid, it was my interest too. Who knew I was going to be studying Computer engineering (though I had taken up C++ as the optional subject on Rekha buaji’s push at the time of filling the readmission-form for class XI. It was mandatory as all the students promoting to XI from X would be shuffled on the basis of the stream they choose from Arts, Commerce, and Science, and then reshuffle the Science students on the basis of the fifth subject that they choose; I had C++. I can’t really tell since when and how I had been telling that I want to be a computer engineer, but right now, it was Rekha buaji who chose C++ for me. I hadn’t asked, or even told chachaji about it. There was a fuss because of this; I did what Rekha buaji told me to do but didn’t bother to know if chachaji or chachi could have said.</text:span></text:p>
      <text:p text:style-name="P9" loext:marker-style-name="T2"/>
      <text:list text:continue-numbering="true" text:style-name="WWNum1">
        <text:list-item>
          <text:p text:style-name="P8" loext:marker-style-name="T2"/>
        </text:list-item>
      </text:list>
      <text:p text:style-name="P15" loext:marker-style-name="T4"><text:soft-page-break/><text:span text:style-name="T4">It was on one weekend in the Monsoon of 2007. Around 1000, I had just got back home after the day’s morning play, there was hush in the house about it that buaji was going to the religious place, Tijara (Rajasthan). She wasn’t going by herself but with her relative Bharti (wife of her brother-in-law) in her sedan, Honda City. She was going to come over here outside the apartment when they would pass to drive to the main-road. It was Anu was about to go until now, even Srishti was being asked to go to make it count over there and for fun, but then they couldn’t make up the mood to fit in, so amma asked me I was on it alone, good. I didn’t have to do much, bathing and some breakfast, they were here to pick me up soon. It was buaji, Prachi, Bharti auntie, infant-Anushka, me and the driver here, yeah, we had a driver. I sat at the front and the ladies and the kids at the back, cool. I hadn’t forgotten to bring my SANDISK MP3 player with myself so it was not going to be boring. Back in those days, that device was a very good thing to have a look over and yes, buaji showed it to the auntie, impressive as it was. It was going to be one-night stay there, getting there by a car meant three to four hours of driving, maybe more when driving with women and kids. When we got there, it wasn’t running to the temple straight, we were with the rich-fat modern and relaxed Bharti-auntie, and not with amma-babaji or the regular family. Unlike this trip, when we would go to any religious place It is like ‘running to the temple’ once you get reach, the only interleaving job is the cleaning and little refreshing for name’s sake, everything else later. In the lunch we had the chapatti and cooked spicy vegetables that buaji had brought with herself, but every other meal was going to be from out here. We went to the temples first time in the evening after napping through the rest of the afternoon. After the temple, we visited the local market around the temple. I had the memories of market of Mahavirji Temple, and this market wasn’t that impressive, but still felt ‘exotic’, given the fact that me being from Delhi, which is not a developing village or city, but a Metro. The local market had these things, the bracelets, rings, hair-clips, stationary, cheap decorations, cute plastic toys for underage kids, everything cheap. It was just time pass to see the market; otherwise, there was nothing of my interest that they were offering.</text:span></text:p>
      <text:p text:style-name="P15" loext:marker-style-name="T4"><text:span text:style-name="T4">Before going to bed, buaji had told me that we were to wake up early so that we don’t miss to see the Prakshal. It was just for saying that waking up time was at 0500 in the dawn. I listened to buaji and auntie talk, buaji was telling her about how with amma and babaji we would do everything so on time and religiously, and not miss a thing. I had to be careful that I don’t miss a call to me with ear-phones in my ear, so I had kept volume low and myself attentive to them until they made up mood for sleep. I was listening to the songs on my device in the bed, but I was careful enough to keep it safe aside before falling asleep. I had to take care that I don’t run its single-cell out of life, and also that the wire of ear-phones might be damaged if I go to sleep while still using them. It was 6 in the morning that buaji told me to wake and start getting ready. Going to the temple was very normal, like visiting a normal temple, there wasn’t a reason or person for us to excite about. We read some common prayers from the holy red book to make it up for fine amount of time. It was the junk food from the market that we were to eat, the kachori, samosa, pakode, and all, but only to size the breakfast.</text:span></text:p>
      <text:p text:style-name="P15" loext:marker-style-name="T4"><text:span text:style-name="T4">Later we had to collect our things from the room and pack up. While buaji and auntie collect the things and pack them back, they sent the driver and me to return the bed-cushions at the reception. During this entire trip, driver had been with the car in the open-basement parking, auntie took care of his eating expenses. We collected in the car and headed for another temple near-by. One will find such later built temples near the main-temple on almost every religious place these days, like it is business. The temple was nice, due its greenery, use of white-marble, space, and the open surroundings. When I got back to the car after the prayer here, I thought of my MP3 player, I had almost forgotten about it ever since I kept it aloof in the open-shelf in the wall in the room in the morning before leaving for temple. It struck me that I had forgotten it there in the hush that buaji and auntie led. My brain ran in itself to remember of the lose moment when I might have actually finally </text:span><text:soft-page-break/><text:span text:style-name="T4">missed it. I reckoned it to be the time when buaji sent me to take the bed-cushions to the reception, and I couldn’t collect my things from the room. I didn’t say anything about what went in my head, I couldn’t have said it, but as I first try to find it in the car in the front-seat with the driver. I told buaji about it and she told me calm down, and that she would tell auntie about it and we would then open up the car-trunk to find the device. Buaji herself didn’t tell me for sure if she had kept it in any bag, she just had in mind that she kept it but not sure about the bag or the moment. Driver and buaji checked the bags for the device and wow, it was there in the side-pockets of buaji’s bag. The shaking of my legs went, heart-beat came down to normal, and tension and seriousness from my face evaporated. I was wrong when I thought buaji must have not picked it up from the shelf, but it was fine now, I felt life-like again. There was yet one more stop for us just near-by, another temple about minutes away in car. There was one more scene to happen here, after the prayer at the temple, we were back to the local market along the wide main-road where the car was parked. Buaji and auntie had to some more stuff, eatables, things, givable(s) for their relatives at home, it was something necessary and they had bought some already from the local-market back in Tijara, mainly the famous sweets and spices of the place. I was walking behind them in the line of the stalls, and then I stopped on one. It wasn’t a stall, the woman had spread a cloth on the ground and on it were some hundreds of bands she was making and selling them there. The band was basically a thick plastic thread that was bent into half and then woven with itself to hold little plastic white cubes with an alphabet written on them in some vivid color, so it was the color and the word on each band that made the difference otherwise all were the same. I thought of Sonal, I just did. I some money with me luckily so I would not have to ask buaji for it, and also keep the bands a secret. I inferred about the price of the bands and she didn’t say much, like some fifteen-twenty rupees for two bands, I had in mind. I thought of a red band with Sonal’s name’s alphabets cubes on it, and I chose the blue-band for myself but I didn’t get ‘Ashish’ formed on it. It didn’t feel right, so I thought of something else, “!-M-P-o-S-S-!-B-l-E” was my first good thought, but she didn’t have an exclamation-mark, so got the word written in simple big alphabets that she had. I didn’t mind my surroundings; I didn’t bother to know if buaji was to just come up here behind me. I was not far from the car, so I thought I couldn’t be lost, and I would know when buaji and auntie would come back to the car, and I thought buaji would not be around me as she would have to give company to auntie, but wow, this was it, she was here now. The band with Sonal’s name was in my hand and my band was getting ready. Okay now, I would have give explanation for both the bands, because my name was neither ‘Sonal’ nor ‘Impossible’. Sonal is just a friend, Sonal is my sister’s friend, Sonal is my neighbor, okay, Sonal is Srishti’s friend and a neighbor. This was not yet clearly explaining anything, buaji tried to poke me for it once, twice more but then she let it go, and asked for the blue-band, ‘Impossible’ is not even a name, I said ‘it is for me’. That was odd but totally true. Buaji wasn’t the last person to know about it, it was going to be everyone, fuck it. When got in the car, buaji told auntie about what I bought. She said I bought it for my girl, what the hell was that, I bought two bands only for a little amount, not a big deal for dead-sake. I tried to make my act normal and decent by giving explanation that it was nothing but only worth R10 for each band, to this auntie said, “It is not the price of the gift which I minded, but the heart of the person who gives it, the feelings behind it”. Wow, now the emotional and moral lessons. I looked forward outside the window; I didn’t have anything to say to that.</text:span></text:p>
      <text:p text:style-name="P11" loext:marker-style-name="T4"/>
      <text:p text:style-name="P15" loext:marker-style-name="T2"><text:span text:style-name="T4">I had in mind to give that band to Sonal but I was never able to that, and I always had it. Months later, I myself began to find the thing petty and just kept it in the front-pocket of my school-bag, until I disposed the school-bag itself after school.</text:span></text:p>
      <text:p text:style-name="P9" loext:marker-style-name="T2"/>
      <text:list text:continue-numbering="true" text:style-name="WWNum1">
        <text:list-item>
          <text:p text:style-name="P7" loext:marker-style-name="T2"><text:soft-page-break/><text:span text:style-name="T2">2012</text:span></text:p>
        </text:list-item>
      </text:list>
      <text:p text:style-name="P15" loext:marker-style-name="T2"><text:span text:style-name="T2">There is a reason why most of the cuttings I found in a file in the closet of amma’s bed (Jan 2012) are from the year 2007. It was that I never got money for daily newspapers at school and in the year 2007 when I was in XI, the cost of newspapers was included in the fees and daily newspaper was made compulsory. So getting one newspaper everyday became more of self-responsibility than a choice. It was extremely beneficial as I got into taking out important information from newspaper only in this XI class, 2007. Whatever I cut directly points to my major interests (except for the girls, photos of whom I couldn’t have collected).</text:span></text:p>
      <text:p text:style-name="P15" loext:marker-style-name="T2"><text:span text:style-name="T2"><text:s/></text:span></text:p>
      <text:list text:continue-numbering="true" text:style-name="WWNum1">
        <text:list-item>
          <text:p text:style-name="P8" loext:marker-style-name="T2"/>
        </text:list-item>
      </text:list>
      <text:p text:style-name="P15" loext:marker-style-name="T2"><text:span text:style-name="T2">“October is the best month of the year.” I always used to think that until I was in school. The things turned awful at their worst right in the first year of my college, I wouldn’t talk about October-of-first-year-at-college but just about how Octobers used to be, and to be more specific ‘how my last best October was’. Winter winds start falling by the mid-time of this month. The weather is most pleasant, and the time is so festive due to Diwali and Dussehra. Octobers are a free month, Srishti just reminded me that half-yearly exams end by the starting of October so that school kids are free again; I was free again. Most of all, the things which used to make it the best time were good weather, free evenings, festive season, and the best thing specially this time was the presence of Sonal in my life. I have been trying so hard to think of only good past times lately, but I have got to say that I didn’t know that my time with Sonal was only so transient and short. For me, it was love in the air more than anything else.</text:span></text:p>
      <text:p text:style-name="P9" loext:marker-style-name="T2"/>
      <text:p text:style-name="P15" loext:marker-style-name="T1"><text:span text:style-name="T1">&lt;To be continued&gt;</text:span></text:p>
      <text:p text:style-name="P9" loext:marker-style-name="T2"/>
      <text:list text:continue-numbering="true" text:style-name="WWNum1">
        <text:list-item>
          <text:p text:style-name="P8" loext:marker-style-name="T2"/>
        </text:list-item>
      </text:list>
      <text:p text:style-name="P15" loext:marker-style-name="T2"><text:span text:style-name="T2">It was in October 2007 that I was reading 'My Experiments with Truth', MK Gandhi's autobiography. This book was just kept there for so many days among all the other books. There were other novels as well, but I had read Harry Potter parts and the others like ‘ANIMORPHS’ didn’t appeal to me. I wanted to read something and increase my count of read books/ novels. I was into increasing this number for myself. I had read ‘Harry Potter and Philosopher’s stone’ before this, but that was in eighth and craze of reading Harry Potter books would be back every time there would be release of new book from the Potter series.</text:span></text:p>
      <text:p text:style-name="P15" loext:marker-style-name="T2"><text:span text:style-name="T2">It was a long book for me, probably my second, or third. But it taught me a lot about Mahatma Gandhi, his way of working, his life, his struggle in freeing India from British rule. I was touched. He had now become my idol, he still is. Chachaji used to make fun of him, it was not reasonable, so I did not know how to argue that. </text:span></text:p>
      <text:p text:style-name="P15" loext:marker-style-name="T2"><text:span text:style-name="T2">Well, I was literally into understanding life after finishing the book. I wanted to understand life at this moment, and also teach others how to live. I hadn’t started writing diary yet but I had got this pad that belonged to chachaji. It had HPCL logo and was for year 1987. January pages were written in his handwriting; mostly English word meanings, idioms, phrases, etc. The last page had a short poem written in Hindi. I started writing from there, quotes I found interesting, starting from lines that appealed to me from this book I was reading.<text:line-break/>I would take down notes of words from the mouth of big and famous people; most of the times con them for days. </text:span></text:p>
      <text:p text:style-name="P15" loext:marker-style-name="T2"><text:span text:style-name="T2">Once Anu wrote a line into it and we had a serious fight. We were into breaking each other’s things and bones. I was very possessive (to the point of madness). Actually, I used to write with pencil, and Anu wrote in ink, though merely two lines but, yes. It probably made me mad. </text:span></text:p>
      <text:p text:style-name="P15" loext:marker-style-name="T2"><text:soft-page-break/><text:span text:style-name="T2">I was given the title of ‘Mr. One Liner’ by my fellow classmate Tanmay Grover. I liked my ‘punch lines’ and one-liner for everything. (Tanmay Grover, this guy had joined school in eleventh, from Apeejay, was a jatt, and was different. He became infamous by the song ‘EK COLOR KE TERA KUTTE LEKIN SABME TANMAY KING’ during final months of class XII.</text:span></text:p>
      <text:p text:style-name="P15" loext:marker-style-name="T2"><text:span text:style-name="T2">Well, I have a liking for him for recognizing my talent.</text:span></text:p>
      <text:p text:style-name="P15" loext:marker-style-name="T2"><text:span text:style-name="T2"><text:s/>One evening in December, after playing TT, I was showing Dimpi (our neighbor, she was in seventh but such a babe, buxom babe, she had a very cute face, very cute face, I tell you, and an equally appealing ass, and assets as well) this diary and my collection of quotes. I had a liking for her, so anything for a few moments with such a cuti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1.27cm" fo:margin-top="0cm" fo:margin-bottom="0cm" style:contextual-spacing="true"/>
    </style:style>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19" style:display-name="ListLabel 19" style:family="text">
      <style:text-properties style:font-name-asian="Times New Roman1" style:font-family-asian="'Times New Roman'" style:font-family-generic-asian="system" style:font-pitch-asian="variable" style:font-name-complex="Calibri2" style:font-family-complex="Calibri"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1" style:display-name="ListLabel 1"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46" style:display-name="ListLabel 46" style:family="text">
      <style:text-properties style:font-name-asian="F" style:font-family-generic-asian="system" style:font-pitch-asian="variable" style:font-name-complex="F"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8T14:23:00.823111820</meta:creation-date>
    <dc:date>2024-01-28T14:32:18.938531830</dc:date>
    <meta:editing-duration>PT9M18S</meta:editing-duration>
    <meta:editing-cycles>3</meta:editing-cycles>
    <meta:generator>LibreOffice/7.6.3.2$Linux_X86_64 LibreOffice_project/29d686fea9f6705b262d369fede658f824154cc0</meta:generator>
    <meta:document-statistic meta:table-count="4" meta:image-count="0" meta:object-count="0" meta:page-count="8" meta:paragraph-count="100" meta:word-count="5304" meta:character-count="28103" meta:non-whitespace-character-count="22910"/>
  </office:meta>
</office:document-meta>
</file>